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color="#ffffff" style:font-name="monospace" fo:letter-spacing="normal" fo:font-style="normal" fo:font-weight="normal"/>
    </style:style>
    <style:style style:name="T2" style:family="text">
      <style:text-properties fo:font-variant="normal" fo:text-transform="none" style:font-name="monospac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oo</text:p>
      <text:p text:style-name="P2">installation</text:p>
      <text:p text:style-name="P3"><text:span text:style-name="T2">composer require catfan/Medoo</text:span></text:p>
      <text:p text:style-name="P3"><text:span text:style-name="T2">composer upd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1-24T14:54:09.13</meta:creation-date>
    <meta:document-statistic meta:table-count="0" meta:image-count="0" meta:object-count="0" meta:page-count="1" meta:paragraph-count="4" meta:word-count="7" meta:character-count="61"/>
    <dc:date>2019-01-24T23:32:37.71</dc:date>
    <dc:creator>bastien </dc:creator>
    <meta:editing-duration>PT8H23M18S</meta:editing-duration>
    <meta:editing-cycles>1</meta:editing-cycles>
    <meta:generator>OpenOffice/4.1.0$Win32 OpenOffice.org_project/410m18$Build-9764</meta:generator>
  </office:meta>
</office:document-meta>
</file>